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0.35cm" fo:min-width="28.7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1.081cm" fo:min-width="0.993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7.502cm" fo:min-width="26.478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6.05cm" fo:min-width="25.4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4.55cm" fo:min-width="5.6cm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1.081cm" fo:min-width="1.5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4.55cm" fo:min-width="5.9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1.081cm" fo:min-width="1.052cm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4.55cm" fo:min-width="5.7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.998cm" fo:min-width="3.496cm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.998cm" fo:min-width="3.974cm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081cm" fo:min-width="16.728cm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1cm" svg:stroke-color="#808080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none" draw:fill="solid" draw:fill-color="#999999" draw:opacity="50%" draw:textarea-horizontal-align="justify" draw:textarea-vertical-align="middle" draw:auto-grow-height="false" fo:min-height="1.35cm" fo:min-width="2.6cm" draw:shadow-opacity="50%"/>
    </style:style>
    <style:style style:name="gr16" style:family="graphic" style:parent-style-name="objectwithoutfill">
      <style:graphic-properties svg:stroke-width="0.1cm" draw:marker-start="Arrow" draw:marker-start-width="0.5cm" draw:marker-end="Arrow" draw:marker-end-width="0.5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081cm" fo:min-width="1.5cm" fo:padding-top="0.175cm" fo:padding-bottom="0.175cm" fo:padding-left="0.3cm" fo:padding-right="0.3cm"/>
    </style:style>
    <style:style style:name="P1" style:family="paragraph">
      <style:paragraph-properties fo:text-align="center"/>
      <style:text-properties style:font-name="Comic Sans MS" fo:font-size="22pt" style:font-size-asian="22pt" style:font-size-complex="22pt"/>
    </style:style>
    <style:style style:name="P2" style:family="paragraph">
      <style:text-properties style:font-name="Comic Sans MS" fo:font-size="22pt" style:font-size-asian="22pt" style:font-size-complex="22pt"/>
    </style:style>
    <style:style style:name="P3" style:family="paragraph">
      <style:paragraph-properties fo:text-align="center"/>
    </style:style>
    <style:style style:name="T1" style:family="text">
      <style:text-properties style:font-name="Comic Sans M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etasepi_25_20fig">
        <draw:custom-shape draw:style-name="gr1" draw:text-style-name="P1" draw:layer="layout" svg:width="29.3cm" svg:height="10.7cm" svg:x="1.4cm" svg:y="1.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916cm" svg:height="1.431cm" svg:x="2cm" svg:y="0.869cm">
          <draw:text-box>
            <text:p><text:span text:style-name="T1">(x:int) -&gt; int</text:span></text:p>
          </draw:text-box>
        </draw:frame>
        <draw:custom-shape draw:style-name="gr3" draw:text-style-name="P1" draw:layer="layout" svg:width="27.926cm" svg:height="8.7cm" svg:x="2.074cm" svg:y="3cm">
          <text:p text:style-name="P3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4.807cm" svg:height="1.331cm" svg:x="2.8cm" svg:y="2.369cm">
          <draw:text-box>
            <text:p text:style-name="P3"><text:span text:style-name="T1">Function “f”</text:span></text:p>
          </draw:text-box>
        </draw:frame>
        <draw:custom-shape draw:style-name="gr5" draw:text-style-name="P1" draw:layer="layout" svg:width="26cm" svg:height="6.4cm" svg:x="3cm" svg:y="4.43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593cm" svg:height="1.431cm" svg:x="3.6cm" svg:y="3.7cm">
          <draw:text-box>
            <text:p><text:span text:style-name="T1">int</text:span></text:p>
          </draw:text-box>
        </draw:frame>
        <draw:custom-shape draw:style-name="gr6" draw:text-style-name="P1" draw:layer="layout" svg:width="6.2cm" svg:height="4.9cm" svg:x="4.5cm" svg:y="5.462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2.1cm" svg:height="1.431cm" svg:x="5.1cm" svg:y="4.731cm">
          <draw:text-box>
            <text:p><text:span text:style-name="T1">bool</text:span></text:p>
          </draw:text-box>
        </draw:frame>
        <draw:custom-shape draw:style-name="gr8" draw:text-style-name="P1" draw:layer="layout" svg:width="6.5cm" svg:height="4.9cm" svg:x="13.3cm" svg:y="5.462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1.652cm" svg:height="1.431cm" svg:x="13.9cm" svg:y="4.731cm">
          <draw:text-box>
            <text:p><text:span text:style-name="T1">int</text:span></text:p>
          </draw:text-box>
        </draw:frame>
        <draw:custom-shape draw:style-name="gr10" draw:text-style-name="P1" draw:layer="layout" svg:width="6.3cm" svg:height="4.9cm" svg:x="22.2cm" svg:y="5.462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1.652cm" svg:height="1.431cm" svg:x="23.2cm" svg:y="4.731cm">
          <draw:text-box>
            <text:p><text:span text:style-name="T1">int</text:span></text:p>
          </draw:text-box>
        </draw:frame>
        <draw:custom-shape draw:style-name="gr11" draw:text-style-name="P1" draw:layer="layout" svg:width="4.348cm" svg:height="2.6cm" svg:x="5.426cm" svg:y="6.662cm">
          <text:p text:style-name="P3"><text:span text:style-name="T1">x &lt; 3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4.826cm" svg:height="2.6cm" svg:x="22.974cm" svg:y="6.662cm">
          <text:p text:style-name="P3"><text:span text:style-name="T1">10 + x * 1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2" draw:layer="layout" svg:width="18.958cm" svg:height="1.431cm" svg:x="3.1cm" svg:y="7.2cm">
          <draw:text-box>
            <text:p><text:span text:style-name="T1">if <text:s text:c="30"/>then <text:s text:c="31"/>else</text:span></text:p>
          </draw:text-box>
        </draw:frame>
        <draw:custom-shape draw:style-name="gr12" draw:text-style-name="P1" draw:layer="layout" svg:width="4.826cm" svg:height="2.6cm" svg:x="14.14cm" svg:y="6.662cm">
          <text:p text:style-name="P3"><text:span text:style-name="T1">10 + x * 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3" draw:layer="layout" svg:x1="3.2cm" svg:y1="8.631cm" svg:x2="28.8cm" svg:y2="8.631cm">
          <text:p/>
        </draw:line>
        <draw:custom-shape draw:style-name="gr15" draw:text-style-name="P3" xml:id="id1" draw:id="id1" draw:layer="layout" svg:width="3.1cm" svg:height="1.6cm" svg:x="14.4cm" svg:y="7.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2" draw:id="id2" draw:layer="layout" svg:width="3.1cm" svg:height="1.6cm" svg:x="23.1cm" svg:y="7.2cm">
          <text:p/>
          <draw:enhanced-geometry svg:viewBox="0 0 21600 21600" draw:type="rectangle" draw:enhanced-path="M 0 0 L 21600 0 21600 21600 0 21600 0 0 Z N"/>
        </draw:custom-shape>
        <draw:connector draw:style-name="gr16" draw:text-style-name="P3" draw:layer="layout" draw:type="curve" draw:line-skew="2.95cm" svg:x1="15.95cm" svg:y1="8.8cm" svg:x2="24.65cm" svg:y2="8.8cm" draw:start-shape="id1" draw:start-glue-point="2" draw:end-shape="id2" draw:end-glue-point="2" svg:d="M15950 8800c0 5175 8700 5175 8700 0" svg:viewBox="0 0 8701 3882">
          <text:p/>
        </draw:connector>
        <draw:frame draw:style-name="gr17" draw:text-style-name="P2" draw:layer="layout" svg:width="4.586cm" svg:height="1.431cm" svg:x="18.2cm" svg:y="12.7cm">
          <draw:text-box>
            <text:p><text:span text:style-name="T1">Redundant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2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etasepi_25_20fig" style:display-name="Metasepi%20fig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1T20:51:39.194428543</meta:creation-date>
    <dc:title>Metasepi fig</dc:title>
    <meta:editing-duration>PT47M38S</meta:editing-duration>
    <meta:editing-cycles>73</meta:editing-cycles>
    <meta:generator>LibreOffice/4.3.3.2$Linux_X86_64 LibreOffice_project/430m0$Build-2</meta:generator>
    <dc:date>2015-02-05T21:00:29.245161523</dc:date>
    <meta:document-statistic meta:object-count="21"/>
    <meta:template xlink:type="simple" xlink:actuate="onRequest" xlink:title="Metasepi fig" xlink:href="../.config/libreoffice/4/user/template/Metasepi%20fig.otg" meta:date="2015-02-01T20:51:38.917908761"/>
  </office:meta>
</office:document-meta>
</file>